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-y python-unittest2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Les paquets supplémentaires suivants seront installés : </text:p>
      <text:p text:style-name="Standard"><text:s text:c="2"/>python-linecache2 python-six python-traceback2</text:p>
      <text:p text:style-name="Standard">Les NOUVEAUX paquets suivants seront installés :</text:p>
      <text:p text:style-name="Standard"><text:s text:c="2"/>python-linecache2 python-six python-traceback2 python-unittest2</text:p>
      <text:p text:style-name="Standard">0 mis à jour, 4 nouvellement installés, 0 à enlever et 37 non mis à jour.</text:p>
      <text:p text:style-name="Standard">Il est nécessaire de prendre 117 ko dans les archives.</text:p>
      <text:p text:style-name="Standard">Après cette opération, 687 ko d'espace disque supplémentaires seront utilisés.</text:p>
      <text:p text:style-name="Standard">Réception de :1 http://fr.archive.ubuntu.com/ubuntu focal/universe amd64 python-linecache2 all 1.0.0-4ubuntu1 [13,0 kB]</text:p>
      <text:p text:style-name="Standard">Réception de :2 http://fr.archive.ubuntu.com/ubuntu focal/universe amd64 python-six all 1.14.0-2 [12,0 kB]</text:p>
      <text:p text:style-name="Standard">Réception de :3 http://fr.archive.ubuntu.com/ubuntu focal/universe amd64 python-traceback2 all 1.4.0-5ubuntu1 [16,6 kB]</text:p>
      <text:p text:style-name="Standard">Réception de :3 http://fr.archive.ubuntu.com/ubuntu focal/universe amd64 python-traceback2 all 1.4.0-5ubuntu1 [16,6 kB]</text:p>
      <text:p text:style-name="Standard">Réception de :4 http://fr.archive.ubuntu.com/ubuntu focal/universe amd64 python-unittest2 all 1.1.0-6.1build1 [75,8 kB]</text:p>
      <text:p text:style-name="Standard">102 ko réceptionnés en 0s (599 ko/s) <text:s text:c="2"/></text:p>
      <text:p text:style-name="Standard">Sélection du paquet python-linecache2 précédemment désélectionné.</text:p>
      <text:p text:style-name="Standard">(Lecture de la base de données... 218763 fichiers et répertoires déjà installés.</text:p>
      <text:p text:style-name="Standard">)</text:p>
      <text:p text:style-name="Standard">Préparation du dépaquetage de .../python-linecache2_1.0.0-4ubuntu1_all.deb ...</text:p>
      <text:p text:style-name="Standard">Dépaquetage de python-linecache2 (1.0.0-4ubuntu1) ...</text:p>
      <text:p text:style-name="Standard">Sélection du paquet python-six précédemment désélectionné.</text:p>
      <text:p text:style-name="Standard">Préparation du dépaquetage de .../python-six_1.14.0-2_all.deb ...</text:p>
      <text:p text:style-name="Standard">Dépaquetage de python-six (1.14.0-2) ...</text:p>
      <text:p text:style-name="Standard">Sélection du paquet python-traceback2 précédemment désélectionné.</text:p>
      <text:p text:style-name="Standard">Préparation du dépaquetage de .../python-traceback2_1.4.0-5ubuntu1_all.deb ...</text:p>
      <text:p text:style-name="Standard">Dépaquetage de python-traceback2 (1.4.0-5ubuntu1) ...</text:p>
      <text:p text:style-name="Standard">Sélection du paquet python-unittest2 précédemment désélectionné.</text:p>
      <text:p text:style-name="Standard">Préparation du dépaquetage de .../python-unittest2_1.1.0-6.1build1_all.deb ...</text:p>
      <text:p text:style-name="Standard">Dépaquetage de python-unittest2 (1.1.0-6.1build1) ...</text:p>
      <text:p text:style-name="Standard">Paramétrage de python-linecache2 (1.0.0-4ubuntu1) ...</text:p>
      <text:p text:style-name="Standard">Paramétrage de python-six (1.14.0-2) ...</text:p>
      <text:p text:style-name="Standard">Paramétrage de python-traceback2 (1.4.0-5ubuntu1) ...</text:p>
      <text:p text:style-name="Standard">Paramétrage de python-unittest2 (1.1.0-6.1build1) ...</text:p>
      <text:p text:style-name="Standard">update-alternatives: utilisation de « /usr/bin/python2-unit2 » pour fournir « /u</text:p>
      <text:p text:style-name="Standard">sr/bin/unit2 » (unit2) en mode automatique</text:p>
      <text:p text:style-name="Standard">Traitement des actions différées (« triggers ») pour man-db (2.9.1-1) 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02:44.549328042</meta:creation-date>
    <dc:date>2022-10-12T18:03:47.547576722</dc:date>
    <meta:editing-duration>PT1M3S</meta:editing-duration>
    <meta:editing-cycles>1</meta:editing-cycles>
    <meta:document-statistic meta:table-count="0" meta:image-count="0" meta:object-count="0" meta:page-count="1" meta:paragraph-count="41" meta:word-count="295" meta:character-count="2621" meta:non-whitespace-character-count="2350"/>
    <meta:generator>LibreOffice/6.4.7.2$Linux_X86_64 LibreOffice_project/40$Build-2</meta:generator>
  </office:meta>
</office:document-meta>
</file>